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C4000002A87C05DBA5AD5611A6.png" manifest:media-type="image/png"/>
  <manifest:file-entry manifest:full-path="Pictures/100002010000026800000320ADA10BD626E4D229.png" manifest:media-type="image/png"/>
  <manifest:file-entry manifest:full-path="Pictures/10000201000002580000024EA7555438E51A342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ee10" officeooo:paragraph-rsid="0011ee10"/>
    </style:style>
    <style:style style:name="P2" style:family="paragraph" style:parent-style-name="Standard">
      <style:text-properties officeooo:rsid="0011ee10" officeooo:paragraph-rsid="0011ee10"/>
    </style:style>
    <style:style style:name="P3" style:family="paragraph" style:parent-style-name="Standard">
      <style:text-properties officeooo:rsid="001465bb" officeooo:paragraph-rsid="001465b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309cm, 0.36cm, 0cm, 9.58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67cm, 0.496cm, 0cm, 1.155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2" draw:name="Bild2" text:anchor-type="paragraph" svg:x="7.44cm" svg:y="-0.125cm" svg:width="2.438cm" svg:height="5.881cm" draw:z-index="1"><draw:image xlink:href="Pictures/10000201000002580000024EA7555438E51A3426.png" xlink:type="simple" xlink:show="embed" xlink:actuate="onLoad"/></draw:frame><draw:frame draw:style-name="fr3" draw:name="Bild5" text:anchor-type="paragraph" svg:x="11.691cm" svg:y="0.215cm" svg:width="3.96cm" svg:height="5.084cm" draw:z-index="2"><draw:image xlink:href="Pictures/100002010000026800000320ADA10BD626E4D229.png" xlink:type="simple" xlink:show="embed" xlink:actuate="onLoad"/></draw:frame><draw:frame draw:style-name="fr1" draw:name="Bild1" text:anchor-type="paragraph" svg:x="0.751cm" svg:y="0.028cm" svg:width="5.662cm" svg:height="5.262cm" draw:z-index="0"><draw:image xlink:href="Pictures/10000201000002C4000002A87C05DBA5AD5611A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draw:frame draw:style-name="fr3" draw:name="Bild3" text:anchor-type="paragraph" svg:x="0.45cm" svg:y="0.212cm" svg:width="3.96cm" svg:height="5.084cm" draw:z-index="3"><draw:image xlink:href="Pictures/100002010000026800000320ADA10BD626E4D229.png" xlink:type="simple" xlink:show="embed" xlink:actuate="onLoad"/></draw:frame><draw:frame draw:style-name="fr3" draw:name="Bild4" text:anchor-type="paragraph" svg:x="11.691cm" svg:y="0.215cm" svg:width="3.96cm" svg:height="5.084cm" draw:z-index="4"><draw:image xlink:href="Pictures/100002010000026800000320ADA10BD626E4D229.png" xlink:type="simple" xlink:show="embed" xlink:actuate="onLoad"/></draw:frame><draw:frame draw:style-name="fr3" draw:name="Bild6" text:anchor-type="paragraph" svg:x="6.193cm" svg:y="0.258cm" svg:width="3.96cm" svg:height="5.084cm" draw:z-index="5"><draw:image xlink:href="Pictures/100002010000026800000320ADA10BD626E4D22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ünter Quast</meta:initial-creator>
    <meta:creation-date>2016-12-12T17:22:49.339539464</meta:creation-date>
    <dc:date>2017-02-04T14:23:13.077485718</dc:date>
    <meta:editing-duration>PT36M28S</meta:editing-duration>
    <meta:editing-cycles>5</meta:editing-cycles>
    <meta:generator>LibreOffice/5.2.3.3$Linux_X86_64 LibreOffice_project/20m0$Build-3</meta:generator>
    <meta:print-date>2017-02-04T14:15:26.393033341</meta:print-date>
    <meta:document-statistic meta:table-count="0" meta:image-count="6" meta:object-count="0" meta:page-count="1" meta:paragraph-count="0" meta:word-count="0" meta:character-count="0" meta:non-whitespace-character-count="0"/>
  </office:meta>
</office:document-meta>
</file>